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1"/>
        <table:table-row table:style-name="ro1">
          <table:table-cell table:style-name="ce1" office:value-type="string" calcext:value-type="string">
            <text:p>PIB Indice Real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DateTime</text:p>
          </table:table-cell>
          <table:table-cell table:style-name="ce2"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1993-03-01 00:00: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993-06-01 00:00:00</text:p>
          </table:table-cell>
          <table:table-cell office:value-type="float" office:value="101.115495297713" calcext:value-type="float">
            <text:p>101,1154952977</text:p>
          </table:table-cell>
        </table:table-row>
        <table:table-row table:style-name="ro1">
          <table:table-cell office:value-type="string" calcext:value-type="string">
            <text:p>1993-09-01 00:00:00</text:p>
          </table:table-cell>
          <table:table-cell office:value-type="float" office:value="106.839825555523" calcext:value-type="float">
            <text:p>106,8398255555</text:p>
          </table:table-cell>
        </table:table-row>
        <table:table-row table:style-name="ro1">
          <table:table-cell office:value-type="string" calcext:value-type="string">
            <text:p>1993-12-01 00:00:00</text:p>
          </table:table-cell>
          <table:table-cell office:value-type="float" office:value="106.055122081467" calcext:value-type="float">
            <text:p>106,0551220815</text:p>
          </table:table-cell>
        </table:table-row>
        <table:table-row table:style-name="ro1">
          <table:table-cell office:value-type="string" calcext:value-type="string">
            <text:p>1994-03-01 00:00:00</text:p>
          </table:table-cell>
          <table:table-cell office:value-type="float" office:value="98.2080873409084" calcext:value-type="float">
            <text:p>98,2080873409</text:p>
          </table:table-cell>
        </table:table-row>
        <table:table-row table:style-name="ro1">
          <table:table-cell office:value-type="string" calcext:value-type="string">
            <text:p>1994-06-01 00:00:00</text:p>
          </table:table-cell>
          <table:table-cell office:value-type="float" office:value="102.874773785861" calcext:value-type="float">
            <text:p>102,8747737859</text:p>
          </table:table-cell>
        </table:table-row>
        <table:table-row table:style-name="ro1">
          <table:table-cell office:value-type="string" calcext:value-type="string">
            <text:p>1994-09-01 00:00:00</text:p>
          </table:table-cell>
          <table:table-cell office:value-type="float" office:value="99.4340938084078" calcext:value-type="float">
            <text:p>99,4340938084</text:p>
          </table:table-cell>
        </table:table-row>
        <table:table-row table:style-name="ro1">
          <table:table-cell office:value-type="string" calcext:value-type="string">
            <text:p>1994-12-01 00:00:00</text:p>
          </table:table-cell>
          <table:table-cell office:value-type="float" office:value="103.766576675468" calcext:value-type="float">
            <text:p>103,7665766755</text:p>
          </table:table-cell>
        </table:table-row>
        <table:table-row table:style-name="ro1">
          <table:table-cell office:value-type="string" calcext:value-type="string">
            <text:p>1995-03-01 00:00:00</text:p>
          </table:table-cell>
          <table:table-cell office:value-type="float" office:value="100.702376360993" calcext:value-type="float">
            <text:p>100,702376361</text:p>
          </table:table-cell>
        </table:table-row>
        <table:table-row table:style-name="ro1">
          <table:table-cell office:value-type="string" calcext:value-type="string">
            <text:p>1995-06-01 00:00:00</text:p>
          </table:table-cell>
          <table:table-cell office:value-type="float" office:value="103.43548817753" calcext:value-type="float">
            <text:p>103,4354881775</text:p>
          </table:table-cell>
        </table:table-row>
        <table:table-row table:style-name="ro1">
          <table:table-cell office:value-type="string" calcext:value-type="string">
            <text:p>1995-09-01 00:00:00</text:p>
          </table:table-cell>
          <table:table-cell office:value-type="float" office:value="106.908060640223" calcext:value-type="float">
            <text:p>106,9080606402</text:p>
          </table:table-cell>
        </table:table-row>
        <table:table-row table:style-name="ro1">
          <table:table-cell office:value-type="string" calcext:value-type="string">
            <text:p>1995-12-01 00:00:00</text:p>
          </table:table-cell>
          <table:table-cell office:value-type="float" office:value="109.213219805975" calcext:value-type="float">
            <text:p>109,213219806</text:p>
          </table:table-cell>
        </table:table-row>
        <table:table-row table:style-name="ro1">
          <table:table-cell office:value-type="string" calcext:value-type="string">
            <text:p>1996-03-01 00:00:00</text:p>
          </table:table-cell>
          <table:table-cell office:value-type="float" office:value="101.263832438366" calcext:value-type="float">
            <text:p>101,2638324384</text:p>
          </table:table-cell>
        </table:table-row>
        <table:table-row table:style-name="ro1">
          <table:table-cell office:value-type="string" calcext:value-type="string">
            <text:p>1996-06-01 00:00:00</text:p>
          </table:table-cell>
          <table:table-cell office:value-type="float" office:value="102.700477645593" calcext:value-type="float">
            <text:p>102,7004776456</text:p>
          </table:table-cell>
        </table:table-row>
        <table:table-row table:style-name="ro1">
          <table:table-cell office:value-type="string" calcext:value-type="string">
            <text:p>1996-09-01 00:00:00</text:p>
          </table:table-cell>
          <table:table-cell office:value-type="float" office:value="105.645711573264" calcext:value-type="float">
            <text:p>105,6457115733</text:p>
          </table:table-cell>
        </table:table-row>
        <table:table-row table:style-name="ro1">
          <table:table-cell office:value-type="string" calcext:value-type="string">
            <text:p>1996-12-01 00:00:00</text:p>
          </table:table-cell>
          <table:table-cell office:value-type="float" office:value="109.817693654137" calcext:value-type="float">
            <text:p>109,8176936541</text:p>
          </table:table-cell>
        </table:table-row>
        <table:table-row table:style-name="ro1">
          <table:table-cell office:value-type="string" calcext:value-type="string">
            <text:p>1997-03-01 00:00:00</text:p>
          </table:table-cell>
          <table:table-cell office:value-type="float" office:value="101.691043403447" calcext:value-type="float">
            <text:p>101,6910434034</text:p>
          </table:table-cell>
        </table:table-row>
        <table:table-row table:style-name="ro1">
          <table:table-cell office:value-type="string" calcext:value-type="string">
            <text:p>1997-06-01 00:00:00</text:p>
          </table:table-cell>
          <table:table-cell office:value-type="float" office:value="107.035997177259" calcext:value-type="float">
            <text:p>107,0359971773</text:p>
          </table:table-cell>
        </table:table-row>
        <table:table-row table:style-name="ro1">
          <table:table-cell office:value-type="string" calcext:value-type="string">
            <text:p>1997-09-01 00:00:00</text:p>
          </table:table-cell>
          <table:table-cell office:value-type="float" office:value="110.897299040003" calcext:value-type="float">
            <text:p>110,89729904</text:p>
          </table:table-cell>
        </table:table-row>
        <table:table-row table:style-name="ro1">
          <table:table-cell office:value-type="string" calcext:value-type="string">
            <text:p>1997-12-01 00:00:00</text:p>
          </table:table-cell>
          <table:table-cell office:value-type="float" office:value="115.215334872491" calcext:value-type="float">
            <text:p>115,2153348725</text:p>
          </table:table-cell>
        </table:table-row>
        <table:table-row table:style-name="ro1">
          <table:table-cell office:value-type="string" calcext:value-type="string">
            <text:p>1998-03-01 00:00:00</text:p>
          </table:table-cell>
          <table:table-cell office:value-type="float" office:value="109.415388845129" calcext:value-type="float">
            <text:p>109,4153888451</text:p>
          </table:table-cell>
        </table:table-row>
        <table:table-row table:style-name="ro1">
          <table:table-cell office:value-type="string" calcext:value-type="string">
            <text:p>1998-06-01 00:00:00</text:p>
          </table:table-cell>
          <table:table-cell office:value-type="float" office:value="109.933300596179" calcext:value-type="float">
            <text:p>109,9333005962</text:p>
          </table:table-cell>
        </table:table-row>
        <table:table-row table:style-name="ro1">
          <table:table-cell office:value-type="string" calcext:value-type="string">
            <text:p>1998-09-01 00:00:00</text:p>
          </table:table-cell>
          <table:table-cell office:value-type="float" office:value="106.978333930415" calcext:value-type="float">
            <text:p>106,9783339304</text:p>
          </table:table-cell>
        </table:table-row>
        <table:table-row table:style-name="ro1">
          <table:table-cell office:value-type="string" calcext:value-type="string">
            <text:p>1998-12-01 00:00:00</text:p>
          </table:table-cell>
          <table:table-cell office:value-type="float" office:value="109.791319624311" calcext:value-type="float">
            <text:p>109,7913196243</text:p>
          </table:table-cell>
        </table:table-row>
        <table:table-row table:style-name="ro1">
          <table:table-cell office:value-type="string" calcext:value-type="string">
            <text:p>1999-03-01 00:00:00</text:p>
          </table:table-cell>
          <table:table-cell office:value-type="float" office:value="99.7211623882823" calcext:value-type="float">
            <text:p>99,7211623883</text:p>
          </table:table-cell>
        </table:table-row>
        <table:table-row table:style-name="ro1">
          <table:table-cell office:value-type="string" calcext:value-type="string">
            <text:p>1999-06-01 00:00:00</text:p>
          </table:table-cell>
          <table:table-cell office:value-type="float" office:value="100.370936569503" calcext:value-type="float">
            <text:p>100,3709365695</text:p>
          </table:table-cell>
        </table:table-row>
        <table:table-row table:style-name="ro1">
          <table:table-cell office:value-type="string" calcext:value-type="string">
            <text:p>1999-09-01 00:00:00</text:p>
          </table:table-cell>
          <table:table-cell office:value-type="float" office:value="102.390808986373" calcext:value-type="float">
            <text:p>102,3908089864</text:p>
          </table:table-cell>
        </table:table-row>
        <table:table-row table:style-name="ro1">
          <table:table-cell office:value-type="string" calcext:value-type="string">
            <text:p>1999-12-01 00:00:00</text:p>
          </table:table-cell>
          <table:table-cell office:value-type="float" office:value="107.59717191448" calcext:value-type="float">
            <text:p>107,5971719145</text:p>
          </table:table-cell>
        </table:table-row>
        <table:table-row table:style-name="ro1">
          <table:table-cell office:value-type="string" calcext:value-type="string">
            <text:p>2000-03-01 00:00:00</text:p>
          </table:table-cell>
          <table:table-cell office:value-type="float" office:value="102.992063930768" calcext:value-type="float">
            <text:p>102,9920639308</text:p>
          </table:table-cell>
        </table:table-row>
        <table:table-row table:style-name="ro1">
          <table:table-cell office:value-type="string" calcext:value-type="string">
            <text:p>2000-06-01 00:00:00</text:p>
          </table:table-cell>
          <table:table-cell office:value-type="float" office:value="104.015166684239" calcext:value-type="float">
            <text:p>104,0151666842</text:p>
          </table:table-cell>
        </table:table-row>
        <table:table-row table:style-name="ro1">
          <table:table-cell office:value-type="string" calcext:value-type="string">
            <text:p>2000-09-01 00:00:00</text:p>
          </table:table-cell>
          <table:table-cell office:value-type="float" office:value="104.75037826518" calcext:value-type="float">
            <text:p>104,7503782652</text:p>
          </table:table-cell>
        </table:table-row>
        <table:table-row table:style-name="ro1">
          <table:table-cell office:value-type="string" calcext:value-type="string">
            <text:p>2000-12-01 00:00:00</text:p>
          </table:table-cell>
          <table:table-cell office:value-type="float" office:value="113.441894562324" calcext:value-type="float">
            <text:p>113,4418945623</text:p>
          </table:table-cell>
        </table:table-row>
        <table:table-row table:style-name="ro1">
          <table:table-cell office:value-type="string" calcext:value-type="string">
            <text:p>2001-03-01 00:00:00</text:p>
          </table:table-cell>
          <table:table-cell office:value-type="float" office:value="105.203317781788" calcext:value-type="float">
            <text:p>105,2033177818</text:p>
          </table:table-cell>
        </table:table-row>
        <table:table-row table:style-name="ro1">
          <table:table-cell office:value-type="string" calcext:value-type="string">
            <text:p>2001-06-01 00:00:00</text:p>
          </table:table-cell>
          <table:table-cell office:value-type="float" office:value="107.903071188371" calcext:value-type="float">
            <text:p>107,9030711884</text:p>
          </table:table-cell>
        </table:table-row>
        <table:table-row table:style-name="ro1">
          <table:table-cell office:value-type="string" calcext:value-type="string">
            <text:p>2001-09-01 00:00:00</text:p>
          </table:table-cell>
          <table:table-cell office:value-type="float" office:value="110.660695188965" calcext:value-type="float">
            <text:p>110,660695189</text:p>
          </table:table-cell>
        </table:table-row>
        <table:table-row table:style-name="ro1">
          <table:table-cell office:value-type="string" calcext:value-type="string">
            <text:p>2001-12-01 00:00:00</text:p>
          </table:table-cell>
          <table:table-cell office:value-type="float" office:value="115.86469435938" calcext:value-type="float">
            <text:p>115,8646943594</text:p>
          </table:table-cell>
        </table:table-row>
        <table:table-row table:style-name="ro1">
          <table:table-cell office:value-type="string" calcext:value-type="string">
            <text:p>2002-03-01 00:00:00</text:p>
          </table:table-cell>
          <table:table-cell office:value-type="float" office:value="100.552023216865" calcext:value-type="float">
            <text:p>100,5520232169</text:p>
          </table:table-cell>
        </table:table-row>
        <table:table-row table:style-name="ro1">
          <table:table-cell office:value-type="string" calcext:value-type="string">
            <text:p>2002-06-01 00:00:00</text:p>
          </table:table-cell>
          <table:table-cell office:value-type="float" office:value="98.4878718127116" calcext:value-type="float">
            <text:p>98,4878718127</text:p>
          </table:table-cell>
        </table:table-row>
        <table:table-row table:style-name="ro1">
          <table:table-cell office:value-type="string" calcext:value-type="string">
            <text:p>2002-09-01 00:00:00</text:p>
          </table:table-cell>
          <table:table-cell office:value-type="float" office:value="104.084980475006" calcext:value-type="float">
            <text:p>104,084980475</text:p>
          </table:table-cell>
        </table:table-row>
        <table:table-row table:style-name="ro1">
          <table:table-cell office:value-type="string" calcext:value-type="string">
            <text:p>2002-12-01 00:00:00</text:p>
          </table:table-cell>
          <table:table-cell office:value-type="float" office:value="97.5746630571812" calcext:value-type="float">
            <text:p>97,5746630572</text:p>
          </table:table-cell>
        </table:table-row>
        <table:table-row table:style-name="ro1">
          <table:table-cell office:value-type="string" calcext:value-type="string">
            <text:p>2003-03-01 00:00:00</text:p>
          </table:table-cell>
          <table:table-cell office:value-type="float" office:value="73.7524331229806" calcext:value-type="float">
            <text:p>73,752433123</text:p>
          </table:table-cell>
        </table:table-row>
        <table:table-row table:style-name="ro1">
          <table:table-cell office:value-type="string" calcext:value-type="string">
            <text:p>2003-06-01 00:00:00</text:p>
          </table:table-cell>
          <table:table-cell office:value-type="float" office:value="93.083170953038" calcext:value-type="float">
            <text:p>93,083170953</text:p>
          </table:table-cell>
        </table:table-row>
        <table:table-row table:style-name="ro1">
          <table:table-cell office:value-type="string" calcext:value-type="string">
            <text:p>2003-09-01 00:00:00</text:p>
          </table:table-cell>
          <table:table-cell office:value-type="float" office:value="97.3661236450509" calcext:value-type="float">
            <text:p>97,3661236451</text:p>
          </table:table-cell>
        </table:table-row>
        <table:table-row table:style-name="ro1">
          <table:table-cell office:value-type="string" calcext:value-type="string">
            <text:p>2003-12-01 00:00:00</text:p>
          </table:table-cell>
          <table:table-cell office:value-type="float" office:value="105.422359327872" calcext:value-type="float">
            <text:p>105,4223593279</text:p>
          </table:table-cell>
        </table:table-row>
        <table:table-row table:style-name="ro1">
          <table:table-cell office:value-type="string" calcext:value-type="string">
            <text:p>2004-03-01 00:00:00</text:p>
          </table:table-cell>
          <table:table-cell office:value-type="float" office:value="100.348003972952" calcext:value-type="float">
            <text:p>100,348003973</text:p>
          </table:table-cell>
        </table:table-row>
        <table:table-row table:style-name="ro1">
          <table:table-cell office:value-type="string" calcext:value-type="string">
            <text:p>2004-06-01 00:00:00</text:p>
          </table:table-cell>
          <table:table-cell office:value-type="float" office:value="105.238317983396" calcext:value-type="float">
            <text:p>105,2383179834</text:p>
          </table:table-cell>
        </table:table-row>
        <table:table-row table:style-name="ro1">
          <table:table-cell office:value-type="string" calcext:value-type="string">
            <text:p>2004-09-01 00:00:00</text:p>
          </table:table-cell>
          <table:table-cell office:value-type="float" office:value="112.609976263195" calcext:value-type="float">
            <text:p>112,6099762632</text:p>
          </table:table-cell>
        </table:table-row>
        <table:table-row table:style-name="ro1">
          <table:table-cell office:value-type="string" calcext:value-type="string">
            <text:p>2004-12-01 00:00:00</text:p>
          </table:table-cell>
          <table:table-cell office:value-type="float" office:value="119.019491856305" calcext:value-type="float">
            <text:p>119,0194918563</text:p>
          </table:table-cell>
        </table:table-row>
        <table:table-row table:style-name="ro1">
          <table:table-cell office:value-type="string" calcext:value-type="string">
            <text:p>2005-03-01 00:00:00</text:p>
          </table:table-cell>
          <table:table-cell office:value-type="float" office:value="109.104233320582" calcext:value-type="float">
            <text:p>109,1042333206</text:p>
          </table:table-cell>
        </table:table-row>
        <table:table-row table:style-name="ro1">
          <table:table-cell office:value-type="string" calcext:value-type="string">
            <text:p>2005-06-01 00:00:00</text:p>
          </table:table-cell>
          <table:table-cell office:value-type="float" office:value="117.835529171509" calcext:value-type="float">
            <text:p>117,8355291715</text:p>
          </table:table-cell>
        </table:table-row>
        <table:table-row table:style-name="ro1">
          <table:table-cell office:value-type="string" calcext:value-type="string">
            <text:p>2005-09-01 00:00:00</text:p>
          </table:table-cell>
          <table:table-cell office:value-type="float" office:value="123.211139223803" calcext:value-type="float">
            <text:p>123,2111392238</text:p>
          </table:table-cell>
        </table:table-row>
        <table:table-row table:style-name="ro1">
          <table:table-cell office:value-type="string" calcext:value-type="string">
            <text:p>2005-12-01 00:00:00</text:p>
          </table:table-cell>
          <table:table-cell office:value-type="float" office:value="132.176436718836" calcext:value-type="float">
            <text:p>132,1764367188</text:p>
          </table:table-cell>
        </table:table-row>
        <table:table-row table:style-name="ro1">
          <table:table-cell office:value-type="string" calcext:value-type="string">
            <text:p>2006-03-01 00:00:00</text:p>
          </table:table-cell>
          <table:table-cell office:value-type="float" office:value="119.04526510903" calcext:value-type="float">
            <text:p>119,045265109</text:p>
          </table:table-cell>
        </table:table-row>
        <table:table-row table:style-name="ro1">
          <table:table-cell office:value-type="string" calcext:value-type="string">
            <text:p>2006-06-01 00:00:00</text:p>
          </table:table-cell>
          <table:table-cell office:value-type="float" office:value="128.453269538032" calcext:value-type="float">
            <text:p>128,453269538</text:p>
          </table:table-cell>
        </table:table-row>
        <table:table-row table:style-name="ro1">
          <table:table-cell office:value-type="string" calcext:value-type="string">
            <text:p>2006-09-01 00:00:00</text:p>
          </table:table-cell>
          <table:table-cell office:value-type="float" office:value="134.467488126662" calcext:value-type="float">
            <text:p>134,4674881267</text:p>
          </table:table-cell>
        </table:table-row>
        <table:table-row table:style-name="ro1">
          <table:table-cell office:value-type="string" calcext:value-type="string">
            <text:p>2006-12-01 00:00:00</text:p>
          </table:table-cell>
          <table:table-cell office:value-type="float" office:value="147.97738970239" calcext:value-type="float">
            <text:p>147,9773897024</text:p>
          </table:table-cell>
        </table:table-row>
        <table:table-row table:style-name="ro1">
          <table:table-cell office:value-type="string" calcext:value-type="string">
            <text:p>2007-03-01 00:00:00</text:p>
          </table:table-cell>
          <table:table-cell office:value-type="float" office:value="129.806147591551" calcext:value-type="float">
            <text:p>129,8061475916</text:p>
          </table:table-cell>
        </table:table-row>
        <table:table-row table:style-name="ro1">
          <table:table-cell office:value-type="string" calcext:value-type="string">
            <text:p>2007-06-01 00:00:00</text:p>
          </table:table-cell>
          <table:table-cell office:value-type="float" office:value="139.215002143933" calcext:value-type="float">
            <text:p>139,2150021439</text:p>
          </table:table-cell>
        </table:table-row>
        <table:table-row table:style-name="ro1">
          <table:table-cell office:value-type="string" calcext:value-type="string">
            <text:p>2007-09-01 00:00:00</text:p>
          </table:table-cell>
          <table:table-cell office:value-type="float" office:value="147.995014211494" calcext:value-type="float">
            <text:p>147,9950142115</text:p>
          </table:table-cell>
        </table:table-row>
        <table:table-row table:style-name="ro1">
          <table:table-cell office:value-type="string" calcext:value-type="string">
            <text:p>2007-12-01 00:00:00</text:p>
          </table:table-cell>
          <table:table-cell office:value-type="float" office:value="159.316262777288" calcext:value-type="float">
            <text:p>159,3162627773</text:p>
          </table:table-cell>
        </table:table-row>
        <table:table-row table:style-name="ro1">
          <table:table-cell office:value-type="string" calcext:value-type="string">
            <text:p>2008-03-01 00:00:00</text:p>
          </table:table-cell>
          <table:table-cell office:value-type="float" office:value="136.541851378738" calcext:value-type="float">
            <text:p>136,5418513787</text:p>
          </table:table-cell>
        </table:table-row>
        <table:table-row table:style-name="ro1">
          <table:table-cell office:value-type="string" calcext:value-type="string">
            <text:p>2008-06-01 00:00:00</text:p>
          </table:table-cell>
          <table:table-cell office:value-type="float" office:value="150.125423402519" calcext:value-type="float">
            <text:p>150,1254234025</text:p>
          </table:table-cell>
        </table:table-row>
        <table:table-row table:style-name="ro1">
          <table:table-cell office:value-type="string" calcext:value-type="string">
            <text:p>2008-09-01 00:00:00</text:p>
          </table:table-cell>
          <table:table-cell office:value-type="float" office:value="154.515025109326" calcext:value-type="float">
            <text:p>154,5150251093</text:p>
          </table:table-cell>
        </table:table-row>
        <table:table-row table:style-name="ro1">
          <table:table-cell office:value-type="string" calcext:value-type="string">
            <text:p>2008-12-01 00:00:00</text:p>
          </table:table-cell>
          <table:table-cell office:value-type="float" office:value="165.568111585428" calcext:value-type="float">
            <text:p>165,5681115854</text:p>
          </table:table-cell>
        </table:table-row>
        <table:table-row table:style-name="ro1">
          <table:table-cell office:value-type="string" calcext:value-type="string">
            <text:p>2009-03-01 00:00:00</text:p>
          </table:table-cell>
          <table:table-cell office:value-type="float" office:value="137.445480695202" calcext:value-type="float">
            <text:p>137,4454806952</text:p>
          </table:table-cell>
        </table:table-row>
        <table:table-row table:style-name="ro1">
          <table:table-cell office:value-type="string" calcext:value-type="string">
            <text:p>2009-06-01 00:00:00</text:p>
          </table:table-cell>
          <table:table-cell office:value-type="float" office:value="146.375073008263" calcext:value-type="float">
            <text:p>146,3750730083</text:p>
          </table:table-cell>
        </table:table-row>
        <table:table-row table:style-name="ro1">
          <table:table-cell office:value-type="string" calcext:value-type="string">
            <text:p>2009-09-01 00:00:00</text:p>
          </table:table-cell>
          <table:table-cell office:value-type="float" office:value="147.545371514825" calcext:value-type="float">
            <text:p>147,5453715148</text:p>
          </table:table-cell>
        </table:table-row>
        <table:table-row table:style-name="ro1">
          <table:table-cell office:value-type="string" calcext:value-type="string">
            <text:p>2009-12-01 00:00:00</text:p>
          </table:table-cell>
          <table:table-cell office:value-type="float" office:value="155.954501706694" calcext:value-type="float">
            <text:p>155,9545017067</text:p>
          </table:table-cell>
        </table:table-row>
        <table:table-row table:style-name="ro1">
          <table:table-cell office:value-type="string" calcext:value-type="string">
            <text:p>2010-03-01 00:00:00</text:p>
          </table:table-cell>
          <table:table-cell office:value-type="float" office:value="130.834869453218" calcext:value-type="float">
            <text:p>130,8348694532</text:p>
          </table:table-cell>
        </table:table-row>
        <table:table-row table:style-name="ro1">
          <table:table-cell office:value-type="string" calcext:value-type="string">
            <text:p>2010-06-01 00:00:00</text:p>
          </table:table-cell>
          <table:table-cell office:value-type="float" office:value="143.862761439676" calcext:value-type="float">
            <text:p>143,8627614397</text:p>
          </table:table-cell>
        </table:table-row>
        <table:table-row table:style-name="ro1">
          <table:table-cell office:value-type="string" calcext:value-type="string">
            <text:p>2010-09-01 00:00:00</text:p>
          </table:table-cell>
          <table:table-cell office:value-type="float" office:value="147.219712056021" calcext:value-type="float">
            <text:p>147,219712056</text:p>
          </table:table-cell>
        </table:table-row>
        <table:table-row table:style-name="ro1">
          <table:table-cell office:value-type="string" calcext:value-type="string">
            <text:p>2010-12-01 00:00:00</text:p>
          </table:table-cell>
          <table:table-cell office:value-type="float" office:value="156.659108845944" calcext:value-type="float">
            <text:p>156,6591088459</text:p>
          </table:table-cell>
        </table:table-row>
        <table:table-row table:style-name="ro1">
          <table:table-cell office:value-type="string" calcext:value-type="string">
            <text:p>2011-03-01 00:00:00</text:p>
          </table:table-cell>
          <table:table-cell office:value-type="float" office:value="137.109391673952" calcext:value-type="float">
            <text:p>137,109391674</text:p>
          </table:table-cell>
        </table:table-row>
        <table:table-row table:style-name="ro1">
          <table:table-cell office:value-type="string" calcext:value-type="string">
            <text:p>2011-06-01 00:00:00</text:p>
          </table:table-cell>
          <table:table-cell office:value-type="float" office:value="147.584539394468" calcext:value-type="float">
            <text:p>147,5845393945</text:p>
          </table:table-cell>
        </table:table-row>
        <table:table-row table:style-name="ro1">
          <table:table-cell office:value-type="string" calcext:value-type="string">
            <text:p>2011-09-01 00:00:00</text:p>
          </table:table-cell>
          <table:table-cell office:value-type="float" office:value="153.731563842874" calcext:value-type="float">
            <text:p>153,7315638429</text:p>
          </table:table-cell>
        </table:table-row>
        <table:table-row table:style-name="ro1">
          <table:table-cell office:value-type="string" calcext:value-type="string">
            <text:p>2011-12-01 00:00:00</text:p>
          </table:table-cell>
          <table:table-cell office:value-type="float" office:value="164.314770538913" calcext:value-type="float">
            <text:p>164,3147705389</text:p>
          </table:table-cell>
        </table:table-row>
        <table:table-row table:style-name="ro1">
          <table:table-cell office:value-type="string" calcext:value-type="string">
            <text:p>2012-03-01 00:00:00</text:p>
          </table:table-cell>
          <table:table-cell office:value-type="float" office:value="145.25199781874" calcext:value-type="float">
            <text:p>145,2519978187</text:p>
          </table:table-cell>
        </table:table-row>
        <table:table-row table:style-name="ro1">
          <table:table-cell office:value-type="string" calcext:value-type="string">
            <text:p>2012-06-01 00:00:00</text:p>
          </table:table-cell>
          <table:table-cell office:value-type="float" office:value="155.892245720125" calcext:value-type="float">
            <text:p>155,8922457201</text:p>
          </table:table-cell>
        </table:table-row>
        <table:table-row table:style-name="ro1">
          <table:table-cell office:value-type="string" calcext:value-type="string">
            <text:p>2012-09-01 00:00:00</text:p>
          </table:table-cell>
          <table:table-cell office:value-type="float" office:value="162.194469522226" calcext:value-type="float">
            <text:p>162,1944695222</text:p>
          </table:table-cell>
        </table:table-row>
        <table:table-row table:style-name="ro1">
          <table:table-cell office:value-type="string" calcext:value-type="string">
            <text:p>2012-12-01 00:00:00</text:p>
          </table:table-cell>
          <table:table-cell office:value-type="float" office:value="173.311460394867" calcext:value-type="float">
            <text:p>173,3114603949</text:p>
          </table:table-cell>
        </table:table-row>
        <table:table-row table:style-name="ro1">
          <table:table-cell office:value-type="string" calcext:value-type="string">
            <text:p>2013-03-01 00:00:00</text:p>
          </table:table-cell>
          <table:table-cell office:value-type="float" office:value="146.345868159942" calcext:value-type="float">
            <text:p>146,3458681599</text:p>
          </table:table-cell>
        </table:table-row>
        <table:table-row table:style-name="ro1">
          <table:table-cell office:value-type="string" calcext:value-type="string">
            <text:p>2013-06-01 00:00:00</text:p>
          </table:table-cell>
          <table:table-cell office:value-type="float" office:value="159.898120394311" calcext:value-type="float">
            <text:p>159,8981203943</text:p>
          </table:table-cell>
        </table:table-row>
        <table:table-row table:style-name="ro1">
          <table:table-cell office:value-type="string" calcext:value-type="string">
            <text:p>2013-09-01 00:00:00</text:p>
          </table:table-cell>
          <table:table-cell office:value-type="float" office:value="163.924283988682" calcext:value-type="float">
            <text:p>163,9242839887</text:p>
          </table:table-cell>
        </table:table-row>
        <table:table-row table:style-name="ro1">
          <table:table-cell office:value-type="string" calcext:value-type="string">
            <text:p>2013-12-01 00:00:00</text:p>
          </table:table-cell>
          <table:table-cell office:value-type="float" office:value="175.03271142337" calcext:value-type="float">
            <text:p>175,0327114234</text:p>
          </table:table-cell>
        </table:table-row>
        <table:table-row table:style-name="ro1">
          <table:table-cell office:value-type="string" calcext:value-type="string">
            <text:p>2014-03-01 00:00:00</text:p>
          </table:table-cell>
          <table:table-cell office:value-type="float" office:value="138.772823945237" calcext:value-type="float">
            <text:p>138,7728239452</text:p>
          </table:table-cell>
        </table:table-row>
        <table:table-row table:style-name="ro1">
          <table:table-cell office:value-type="string" calcext:value-type="string">
            <text:p>2014-06-01 00:00:00</text:p>
          </table:table-cell>
          <table:table-cell office:value-type="float" office:value="151.271161637278" calcext:value-type="float">
            <text:p>151,2711616373</text:p>
          </table:table-cell>
        </table:table-row>
        <table:table-row table:style-name="ro1">
          <table:table-cell office:value-type="string" calcext:value-type="string">
            <text:p>2014-09-01 00:00:00</text:p>
          </table:table-cell>
          <table:table-cell office:value-type="float" office:value="159.555240753377" calcext:value-type="float">
            <text:p>159,5552407534</text:p>
          </table:table-cell>
        </table:table-row>
        <table:table-row table:style-name="ro1">
          <table:table-cell office:value-type="string" calcext:value-type="string">
            <text:p>2014-12-01 00:00:00</text:p>
          </table:table-cell>
          <table:table-cell office:value-type="float" office:value="170.475137777446" calcext:value-type="float">
            <text:p>170,4751377774</text:p>
          </table:table-cell>
        </table:table-row>
        <table:table-row table:style-name="ro1">
          <table:table-cell office:value-type="string" calcext:value-type="string">
            <text:p>2015-03-01 00:00:00</text:p>
          </table:table-cell>
          <table:table-cell office:value-type="float" office:value="136.847076774339" calcext:value-type="float">
            <text:p>136,8470767743</text:p>
          </table:table-cell>
        </table:table-row>
        <table:table-row table:style-name="ro1">
          <table:table-cell office:value-type="string" calcext:value-type="string">
            <text:p>2015-06-01 00:00:00</text:p>
          </table:table-cell>
          <table:table-cell office:value-type="float" office:value="143.950883985195" calcext:value-type="float">
            <text:p>143,9508839852</text:p>
          </table:table-cell>
        </table:table-row>
        <table:table-row table:style-name="ro1">
          <table:table-cell office:value-type="string" calcext:value-type="string">
            <text:p>2015-09-01 00:00:00</text:p>
          </table:table-cell>
          <table:table-cell office:value-type="float" office:value="147.69753323254" calcext:value-type="float">
            <text:p>147,6975332325</text:p>
          </table:table-cell>
        </table:table-row>
        <table:table-row table:style-name="ro1">
          <table:table-cell office:value-type="string" calcext:value-type="string">
            <text:p>2015-12-01 00:00:00</text:p>
          </table:table-cell>
          <table:table-cell office:value-type="float" office:value="153.001473736932" calcext:value-type="float">
            <text:p>153,0014737369</text:p>
          </table:table-cell>
        </table:table-row>
        <table:table-row table:style-name="ro1">
          <table:table-cell office:value-type="string" calcext:value-type="string">
            <text:p>2016-03-01 00:00:00</text:p>
          </table:table-cell>
          <table:table-cell office:value-type="float" office:value="118.547631910807" calcext:value-type="float">
            <text:p>118,5476319108</text:p>
          </table:table-cell>
        </table:table-row>
        <table:table-row table:style-name="ro1">
          <table:table-cell office:value-type="string" calcext:value-type="string">
            <text:p>2016-06-01 00:00:00</text:p>
          </table:table-cell>
          <table:table-cell office:value-type="float" office:value="118.628497305518" calcext:value-type="float">
            <text:p>118,6284973055</text:p>
          </table:table-cell>
        </table:table-row>
        <table:table-row table:style-name="ro1">
          <table:table-cell office:value-type="string" calcext:value-type="string">
            <text:p>2016-09-01 00:00:00</text:p>
          </table:table-cell>
          <table:table-cell office:value-type="float" office:value="119.595771834564" calcext:value-type="float">
            <text:p>119,5957718346</text:p>
          </table:table-cell>
        </table:table-row>
        <table:table-row table:style-name="ro1">
          <table:table-cell office:value-type="string" calcext:value-type="string">
            <text:p>2016-12-01 00:00:00</text:p>
          </table:table-cell>
          <table:table-cell office:value-type="float" office:value="125.636831513823" calcext:value-type="float">
            <text:p>125,6368315138</text:p>
          </table:table-cell>
        </table:table-row>
        <table:table-row table:style-name="ro1">
          <table:table-cell office:value-type="string" calcext:value-type="string">
            <text:p>2017-03-01 00:00:00</text:p>
          </table:table-cell>
          <table:table-cell office:value-type="float" office:value="104.033330295974" calcext:value-type="float">
            <text:p>104,033330296</text:p>
          </table:table-cell>
        </table:table-row>
        <table:table-row table:style-name="ro1">
          <table:table-cell office:value-type="string" calcext:value-type="string">
            <text:p>2017-06-01 00:00:00</text:p>
          </table:table-cell>
          <table:table-cell office:value-type="float" office:value="100.124836218266" calcext:value-type="float">
            <text:p>100,1248362183</text:p>
          </table:table-cell>
        </table:table-row>
        <table:table-row table:style-name="ro1">
          <table:table-cell office:value-type="string" calcext:value-type="string">
            <text:p>2017-09-01 00:00:00</text:p>
          </table:table-cell>
          <table:table-cell office:value-type="float" office:value="100.711628697837" calcext:value-type="float">
            <text:p>100,7116286978</text:p>
          </table:table-cell>
        </table:table-row>
        <table:table-row table:style-name="ro1">
          <table:table-cell office:value-type="string" calcext:value-type="string">
            <text:p>2017-12-01 00:00:00</text:p>
          </table:table-cell>
          <table:table-cell office:value-type="float" office:value="101.93912392012" calcext:value-type="float">
            <text:p>101,9391239201</text:p>
          </table:table-cell>
        </table:table-row>
        <table:table-row table:style-name="ro1">
          <table:table-cell office:value-type="string" calcext:value-type="string">
            <text:p>2018-03-01 00:00:00</text:p>
          </table:table-cell>
          <table:table-cell office:value-type="float" office:value="84.7179050541205" calcext:value-type="float">
            <text:p>84,7179050541</text:p>
          </table:table-cell>
        </table:table-row>
        <table:table-row table:style-name="ro1">
          <table:table-cell office:value-type="string" calcext:value-type="string">
            <text:p>2018-06-01 00:00:00</text:p>
          </table:table-cell>
          <table:table-cell office:value-type="float" office:value="82.9233153330294" calcext:value-type="float">
            <text:p>82,923315333</text:p>
          </table:table-cell>
        </table:table-row>
        <table:table-row table:style-name="ro1">
          <table:table-cell office:value-type="string" calcext:value-type="string">
            <text:p>2018-09-01 00:00:00</text:p>
          </table:table-cell>
          <table:table-cell office:value-type="float" office:value="78.0122977080677" calcext:value-type="float">
            <text:p>78,0122977081</text:p>
          </table:table-cell>
        </table:table-row>
        <table:table-row table:style-name="ro1">
          <table:table-cell office:value-type="string" calcext:value-type="string">
            <text:p>2018-12-01 00:00:00</text:p>
          </table:table-cell>
          <table:table-cell office:value-type="float" office:value="81.3329625703755" calcext:value-type="float">
            <text:p>81,3329625704</text:p>
          </table:table-cell>
        </table:table-row>
        <table:table-row table:style-name="ro1">
          <table:table-cell office:value-type="string" calcext:value-type="string">
            <text:p>2019-03-01 00:00:00</text:p>
          </table:table-cell>
          <table:table-cell office:value-type="float" office:value="62.0216842718403" calcext:value-type="float">
            <text:p>62,0216842718</text:p>
          </table:table-cell>
        </table:table-row>
      </table:table>
      <table:named-expressions>
        <table:named-range table:name="HTML_1" table:base-cell-address="$Hoja1.$A$1" table:cell-range-address=".$A$2:.$B$107"/>
        <table:named-range table:name="HTML_all" table:base-cell-address="$Hoja1.$A$1" table:cell-range-address=".$A$1:.$B$107"/>
        <table:named-range table:name="HTML_tables" table:base-cell-address="$Hoja1.$A$1" table:cell-range-address=".$A$1:.$A$1"/>
        <table:named-range table:name="HTML__highcharts-data-table-1" table:base-cell-address="$Hoja1.$A$1" table:cell-range-address=".$A$2:.$B$10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22:28:45.435484367</dc:date>
    <meta:editing-duration>PT53S</meta:editing-duration>
    <meta:editing-cycles>1</meta:editing-cycles>
    <meta:document-statistic meta:table-count="1" meta:cell-count="213" meta:object-count="0"/>
    <meta:generator>LibreOffice/5.1.6.2$Linux_X86_64 LibreOffice_project/10m0$Build-2</meta:generator>
    <meta:user-defined meta:name=""/>
    <meta:user-defined meta:name="ProgId">Excel.Sheet</meta:user-defined>
  </office:meta>
</office:document-meta>
</file>